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span text:style-name="T24"><text:placeholder text:placeholder-type="text">&lt;choose&gt;</text:placeholder></text:span><text:span text:style-name="T24"><text:placeholder text:placeholder-type="text">&lt;when test="o.partner_id.parent_id"&gt;</text:placeholder></text:span><text:placeholder text:placeholder-type="text">&lt;o.partner_id.parent_id.display_name or ''&gt;</text:placeholder></text:p>
            <text:p text:style-name="P62"><text:span text:style-name="T24"><text:placeholder text:placeholder-type="text">&lt;/when&gt;</text:placeholder></text:span><text:span text:style-name="T24"><text:placeholder text:placeholder-type="text">&lt;otherwise&gt;</text:placeholder></text:span><text:span text:style-name="T26"><text:placeholder text:placeholder-type="text">&lt;o.partner_id.display_name or ''&gt;</text:placeholder></text:span><text:span text:style-name="T24"><text:placeholder text:placeholder-type="text">&lt;/otherwise&gt;</text:placeholder></text:span><text:span text:style-name="T24"><text:placeholder text:placeholder-type="text">&lt;/choose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3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6:25:01.593000000</dc:date>
    <meta:editing-duration>P1DT8H26M7S</meta:editing-duration>
    <meta:editing-cycles>210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59" meta:character-count="3372" meta:non-whitespace-character-count="3095"/>
  </office:meta>
</office:document-meta>
</file>